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1" style:family="table">
      <style:table-properties style:width="11.338cm" fo:margin-left="1.905cm" table:align="left"/>
    </style:style>
    <style:style style:name="Πίνακας1.A" style:family="table-column">
      <style:table-column-properties style:column-width="0.353cm"/>
    </style:style>
    <style:style style:name="Πίνακας1.B" style:family="table-column">
      <style:table-column-properties style:column-width="10.986cm"/>
    </style:style>
    <style:style style:name="Πίνακας1.A1" style:family="table-cell">
      <style:table-cell-properties style:vertical-align="middle"/>
    </style:style>
    <style:style style:name="Πίνακας2" style:family="table">
      <style:table-properties style:width="11.592cm" fo:margin-left="1.905cm" table:align="left"/>
    </style:style>
    <style:style style:name="Πίνακας2.A" style:family="table-column">
      <style:table-column-properties style:column-width="0.353cm"/>
    </style:style>
    <style:style style:name="Πίνακας2.B" style:family="table-column">
      <style:table-column-properties style:column-width="11.24cm"/>
    </style:style>
    <style:style style:name="Πίνακας2.A1" style:family="table-cell">
      <style:table-cell-properties style:vertical-align="middle"/>
    </style:style>
    <style:style style:name="P1" style:family="paragraph" style:parent-style-name="Text_20_body">
      <style:paragraph-properties fo:margin-left="1.058cm" fo:margin-right="0cm" fo:text-indent="0cm" style:auto-text-indent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fo:font-variant="normal" fo:text-transform="none" fo:color="#000000" style:font-name="Times New Roman1" fo:font-size="11pt" fo:font-style="normal" fo:font-weight="bold"/>
    </style:style>
    <style:style style:name="P4" style:family="paragraph" style:parent-style-name="Text_20_body">
      <style:paragraph-properties fo:margin-left="1.905cm" fo:margin-right="0cm" fo:margin-top="0cm" fo:margin-bottom="0cm" style:contextual-spacing="false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Ανασκόπηση</text:h>
      <text:section text:style-name="Sect1" text:name="section_1">
        <text:p text:style-name="Text_20_body">Χρησιμοποιείστε το ένθεμα 'Επαφές' για να δημιουργήσετε και να διαχειριστείτε τις επαφές της επιχείρησής σας. </text:p>
        <text:p text:style-name="Text_20_body">Μια επαφή είναι κάθε άτομο το οποίο αποτελεί μια προοπτική συνεργασίας για πώληση, η προοπτική πώλησης έχει αξιολογηθεί και εκτιμηθεί για μια πιθανή ευκαιρία πώλησης; Μπορείτε να συσχετίσετε κάθε επαφή με οποιαδήποτε εγγραφή όπως για παράδειγμα έναν Λογαριασμό, μια Ευκαιρία, ή μια Καμπάνια. Συσχετίζοντας μια Επαφή με μια Καμπάνια έχετε τη δυνατότητα να διαπιστώσετε την αποτελεσματικότητα της καμπάνιας σας στον τομέα της δημιουργίας ευκαιριών για την επιχείρησή σας. </text:p>
      </text:section>
      <text:section text:style-name="Sect1" text:name="section_2">
        <text:h text:style-name="Heading_20_2" text:outline-level="2">Ενέργειες Επαφών</text:h>
        <text:p text:style-name="Text_20_body">Η μπάρα Ενεργειών στην ετικέτα Επαφές εμφανίζει τις παρακάτω επιλογές: </text:p>
        <text:p text:style-name="P1"><text:span text:style-name="T1">Δημιουργία Επαφής, </text:span>Κλικάρετε την επιλογή της δημιουργίας επαφής για να δημιουργήσετε μια εγγραφή για μια νέα επαφή.</text:p>
        <text:p text:style-name="P1"><text:span text:style-name="T1">Δημιουργία Επαφής τύπου εικονικής επαγγελματικής κάρτας, </text:span>Κλικάρετε αυτή την επιλογή για να εισάγετε ένα αρχείο τύπου εικονικής επαγγελματικής κάρτας από το τοπ[ικό σας σύστημα.</text:p>
        <text:p text:style-name="P1"><text:span text:style-name="T1">Προβολή Επαφών, </text:span>Κλικάρετε αυτή την επιλογή για να <text:s/>δείτε μια λίστα με τις υπάρχουσες επαφές σας.</text:p>
        <text:p text:style-name="P1"><text:span text:style-name="T1">Εισαγωγή Επαφών,</text:span> Κλικάρετε αυτή την επιλογή για να εισάγετε πληροφορίες επαφών σε από μια εξωτερική εφαρμογή ή αρχείο. Για περισσότερες πληροφορίες δείτε στην ενότητα Εισαγωγή Δεδομένων.</text:p>
      </text:section>
      <text:section text:style-name="Sect1" text:name="section_3">
        <text:h text:style-name="Heading_20_2" text:outline-level="2">Δημιουργία Επαφών</text:h>
        <text:p text:style-name="Text_20_body">Μπορείτε να δημιουργήσετε επαφές στο Sugar και επίσης να τις εισάγετε στο Sugar χρησιμοποιώντας αρχεία οριοθετημένα είτε με κόμματα, είτε με καρτέλες (tabs) είτε προσαρμοσμένα αρχεία.</text:p>
        <text:p text:style-name="P2">Για να δημιουργήσετε μια επαφή</text:p>
        <table:table table:name="Πίνακας1" table:style-name="Πίνακας1">
          <table:table-column table:style-name="Πίνακας1.A"/>
          <table:table-column table:style-name="Πίνακας1.B"/>
          <table:table-row>
            <table:table-cell table:style-name="Πίνακας1.A1" office:value-type="string">
              <text:p text:style-name="Table_20_Contents">1.</text:p>
            </table:table-cell>
            <table:table-cell table:style-name="Πίνακας1.A1" office:value-type="string">
              <text:p text:style-name="Table_20_Contents">Επιλέξτε την Δημιουργία Επαφής από την μπάρα Ενεργειών στην καρτέλα Επαφών.</text:p>
            </table:table-cell>
          </table:table-row>
        </table:table>
        <text:p text:style-name="P4">Ή, επιλέξτε το εικονίδιο Δημιουργία σε οποιαδήποτε σελίδα μέσα στο ένθεμα επαφών. </text:p>
        <table:table table:name="Πίνακας2" table:style-name="Πίνακας2">
          <table:table-column table:style-name="Πίνακας2.A"/>
          <table:table-column table:style-name="Πίνακας2.B"/>
          <table:table-row>
            <table:table-cell table:style-name="Πίνακας2.A1" office:value-type="string">
              <text:p text:style-name="Table_20_Contents">2.</text:p>
            </table:table-cell>
            <table:table-cell table:style-name="Πίνακας2.A1" office:value-type="string">
              <text:p text:style-name="Table_20_Contents">Εισάγετε τις παρακάτω πληροφορίες στο τμήμα Ανασκόπησης Επαφών: </text:p>
            </table:table-cell>
          </table:table-row>
        </table:table>
        <text:p text:style-name="P4"><text:span text:style-name="T1">´Ονομα</text:span>. Εισάγετε το όνομα της επαφής.</text:p>
        <text:p text:style-name="P2"><text:span text:style-name="T1">Επίθετο,</text:span> Εισάγετε το επίθετο της επαφής.</text:p>
        <text:p text:style-name="P2"><text:span text:style-name="T1">Τίτλος,</text:span> Εισάγετε τον επαγγελματικό τίτλο/ ιδιότητα της επαφής.</text:p>
        <text:p text:style-name="P2"><text:span text:style-name="T1">Τηλέφωνο Γραφείου/ Εργασίας, </text:span><text:span text:style-name="T4">Εισάγετε τον τηλεφωνικό αριθμό γραφείου/ εργασίας της επαφής.</text:span></text:p>
        <text:p text:style-name="P2"><text:span text:style-name="T1">Κινητό,</text:span> Εισάγετε το κινητό τηλέφωνο της επαφής.</text:p>
        <text:p text:style-name="P2"><text:span text:style-name="T1">Φαξ, </text:span><text:span text:style-name="T4">Εισάγετε το φαξ της επαφής</text:span><text:span text:style-name="T2">.</text:span></text:p>
        <text:p text:style-name="P2"><text:span text:style-name="T1">Όνομα Λογαριασμού,</text:span> Εισάγετε το όνομα λογαριασμού που σχετίζεται με την επαφή, ή κλικάρετε την Επιλογή, για να διαλέξετε από την ήδη υπάρχουσα λίστα λογαριασμών.</text:p>
        <text:p text:style-name="P2">Διεύθυνση, Εισάγετε την κυρίως διεύθυνση της επαφής και άλλες πληροφορίες διεύθυνσης. Επιλέξτε την αντιγραφή διεύθυνσης από το πλαίσιο στα αριστερά για να αντιγράψετε την κυρίως διεύθυνση στο τμήμα Άλλων Διεθύνσεων. </text:p>
        <text:p text:style-name="P2"><text:soft-page-break/>Αν επιλέξετε μια επαφή από την λίστα επαφών, το σύστημα αυτόματα θα εισάγει την διεύθυνση. Μπορείτε να επεξεργαστείτε αυτήν την πληροφορία αν χρειαστεί. Παρομοίως, αν η επαφή σχετίζεται με έναν λογαριασμό, το Sugar θα συμπληρώσει <text:s/>αυτόματα το πεδίο της κύριας διεύθυνσης.</text:p>
        <text:p text:style-name="P2"/>
        <text:p text:style-name="P2">Ηλεκτρονική Διεύθυνση: Εισάγετε την ηλεκτρονική διεύθυνση της επιχείρησης, τις επαφές σας και τους στόχους της καμπάνιας του οργανισμού.</text:p>
        <text:p text:style-name="P2">Επιλέξτε το πεδίο Άκυρο για να υποδείξετε μια μη σωστή διεύθυνση ηλεκτρονικού ταχυδρομείου. Αν αποστείλετε ηλεκτρονική αλληλογραφία για την καμπάνια και κάποιο άτομο επέλεξε να εξαι</text:p>
        <text:p text:style-name="P2"/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3:59:48</meta:creation-date>
    <dc:date>2014-07-21T19:11:12.118560729</dc:date>
    <meta:editing-duration>PT44M1S</meta:editing-duration>
    <meta:editing-cycles>13</meta:editing-cycles>
    <meta:generator>LibreOffice/4.2.3.3$Linux_x86 LibreOffice_project/420m0$Build-3</meta:generator>
    <meta:document-statistic meta:table-count="2" meta:image-count="0" meta:object-count="0" meta:page-count="2" meta:paragraph-count="28" meta:word-count="428" meta:character-count="2977" meta:non-whitespace-character-count="2569"/>
  </office:meta>
</office:document-meta>
</file>